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ab783"/>
    </style:style>
    <style:style style:name="T2" style:family="text">
      <style:text-properties officeooo:rsid="001c06c5"/>
    </style:style>
    <style:style style:name="T3" style:family="text">
      <style:text-properties officeooo:rsid="001cae1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itor Hermosilla Garcia</text:span><text:line-break/><text:a xlink:type="simple" xlink:href="../../../../../../../C:/" text:style-name="Internet_20_link" text:visited-style-name="Visited_20_Internet_20_Link"><text:span text:style-name="T1">C:/</text:span></text:a><text:span text:style-name="T1"> Inventado2112</text:span><text:line-break/><text:span text:style-name="T1">612345678</text:span><text:line-break/><text:span text:style-name="T1">aitorhermosillagarcia@protonmail.com</text:span></text:p>
      <text:p text:style-name="Text_20_body"/>
      <text:p text:style-name="P2"><text:span text:style-name="T2">Everis</text:span><text:line-break/>Paseo de la Castellana, 77, Plantas 12ª, 16ª, 28046 Madrid</text:p>
      <text:p text:style-name="P2"><text:span text:style-name="T2">Vitoria-Gasteiz</text:span>, el <text:span text:style-name="T2">25 de septiembre del 2019</text:span></text:p>
      <text:p text:style-name="Text_20_body"/>
      <text:p text:style-name="Text_20_body">Asunto: Candidatura al puesto de <text:span text:style-name="T2">Programador de aplicaciones web (Aeroespacial y defensa)</text:span></text:p>
      <text:p text:style-name="Text_20_body"/>
      <text:p text:style-name="Text_20_body">Estimada(o) <text:span text:style-name="T2">señor(a)</text:span>,</text:p>
      <text:p text:style-name="Text_20_body">Mi nombre es <text:span text:style-name="T2">Aitor Hermosilla</text:span> y actualmente <text:span text:style-name="T2">he finalizado mis estudios de desarrollo de aplicaciones web en egibide</text:span>. A través de esta carta, me gustaría expresar mi interés por el puesto de <text:span text:style-name="T2">programador de aplicaciones web</text:span>, ya que este corresponde perfectamente a las misiones previas que he realizado y al sector dentro del cual me gustaría seguir evolucionando.</text:p>
      <text:p text:style-name="Text_20_body">De igual manera, quisiera mencionar que, gracias a mis experiencias y proyectos personales desarrollado<text:span text:style-name="T2">s</text:span>, he <text:span text:style-name="T2">logrado</text:span> ciertas capacidades que hoy desearía poner a vuestra disposición:</text:p>
      <text:list xml:id="list5083845641562267482" text:style-name="L1">
        <text:list-item>
          <text:p text:style-name="P4"><text:span text:style-name="T2">Durante mis estudios tanto academicos como independientes he trabajado y profundizado lenguajes de programación como Java, Pyton, C++, Javascript, bash… Lenguajes de marcas como HTML, CSS, XML… Ademas de trabajado en distintos entornos como GNU/Debian, GNU/Parrot, Windows y OS</text:span>.</text:p>
        </text:list-item>
        <text:list-item>
          <text:p text:style-name="P4">Mi manejo de idiomas como <text:span text:style-name="T2">euskera e ingles</text:span> y mi trabajo con equipos internacionales, me han ayudado a desarrollar mis capacidades para el trabajo en equipo y a adaptarme rápidamente ante diferentes ecosistemas laborales.</text:p>
        </text:list-item>
        <text:list-item>
          <text:p text:style-name="P3">Mi <text:span text:style-name="T2">empatia y mi compromiso</text:span>, me han ayudado a crear buenas relaciones laborales y permitido desarrollarme tanto personal como profesionalmente.</text:p>
        </text:list-item>
      </text:list>
      <text:p text:style-name="Text_20_body">Espero que mi perfil pueda ser útil para poder desempeñar el cargo propuesto y tener la oportunidad de discutir más acerca de la empresa y sus objetivos.</text:p>
      <text:p text:style-name="Text_20_body">Un cordial saludo,<text:line-break/><text:span text:style-name="T3">Aitor Hermosilla Garcia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2:40:53.236022468</meta:creation-date>
    <dc:date>2019-09-25T13:05:57.214857627</dc:date>
    <meta:editing-duration>PT1M43S</meta:editing-duration>
    <meta:editing-cycles>1</meta:editing-cycles>
    <meta:document-statistic meta:table-count="0" meta:image-count="0" meta:object-count="0" meta:page-count="1" meta:paragraph-count="12" meta:word-count="251" meta:character-count="1690" meta:non-whitespace-character-count="1454"/>
    <meta:generator>LibreOffice/5.2.7.2$Linux_X86_64 LibreOffice_project/20m0$Build-2</meta:generator>
  </office:meta>
</office:document-meta>
</file>